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otoSerif NF" svg:font-family="'NotoSerif NF'" style:font-family-generic="roman" style:font-pitch="variable"/>
  </office:font-face-decls>
  <office:automatic-styles>
    <style:style style:name="P1" style:family="paragraph" style:parent-style-name="Title">
      <style:text-properties style:font-name="NotoSerif NF"/>
    </style:style>
    <style:style style:name="P2" style:family="paragraph" style:parent-style-name="Subtitle">
      <style:text-properties style:font-name="NotoSerif NF" officeooo:rsid="000c1c14" officeooo:paragraph-rsid="000c1c14"/>
    </style:style>
    <style:style style:name="P3" style:family="paragraph" style:parent-style-name="Text_20_body">
      <style:text-properties style:font-name="NotoSerif NF" officeooo:rsid="000db989" officeooo:paragraph-rsid="000db989"/>
    </style:style>
    <style:style style:name="P4" style:family="paragraph" style:parent-style-name="Text_20_body">
      <style:text-properties style:font-name="NotoSerif NF" officeooo:rsid="000e9308" officeooo:paragraph-rsid="000e9308"/>
    </style:style>
    <style:style style:name="P5" style:family="paragraph" style:parent-style-name="Text_20_body">
      <style:text-properties style:font-name="NotoSerif NF" officeooo:rsid="000f05c4" officeooo:paragraph-rsid="000f05c4"/>
    </style:style>
    <style:style style:name="T1" style:family="text">
      <style:text-properties officeooo:rsid="000cdcbe"/>
    </style:style>
    <style:style style:name="T2" style:family="text">
      <style:text-properties officeooo:rsid="000dc336"/>
    </style:style>
    <style:style style:name="T3" style:family="text">
      <style:text-properties officeooo:rsid="000e9308"/>
    </style:style>
    <style:style style:name="T4" style:family="text">
      <style:text-properties officeooo:rsid="000f7a65"/>
    </style:style>
    <style:style style:name="T5" style:family="text">
      <style:text-properties officeooo:rsid="00105281"/>
    </style:style>
    <style:style style:name="T6" style:family="text">
      <style:text-properties officeooo:rsid="0011a8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pstone Project <text:span text:style-name="T1">Executive Summary</text:span></text:p>
      <text:p text:style-name="P2">Authors: Anna Pylypenko, Kirill Putiatin</text:p>
      <text:p text:style-name="P3">For this project, we have chosen Stack Overflow 2025 Developer Survey as our data, with the task of predicting the given developer’s yearly income using the questions in this survey. The data presented numerous challenges, mainly related to it being a long and chaotic survey result. <text:span text:style-name="T2">Due to its origin, the survey has an uneven sample of the whole developer population: most of the respondents are from Western rich countries, primarily English-speaking, as this survey was not translated to other languages. </text:span><text:span text:style-name="T3">The data contains many unrelated questions to the main task, including open-ended ones, which are virtually useless for our purposes.</text:span></text:p>
      <text:p text:style-name="P4">The initial assumption was that the relation between answers and predicted income is linear, each factor contributing a fixed value to the prediction. Under this assumption, a linear regression model was chosen as the first candidate. It performs on par with the other models, making a guess with <text:span text:style-name="T4">errors on average </text:span>of $4-5k. <text:span text:style-name="T4">The most important factors being the type of developer (executive, cloud engineer, etc.) and the country, </text:span><text:span text:style-name="T5">country carrying more negative impact</text:span><text:span text:style-name="T4">. Being a student also noticeably decreases the predicted yearly income.</text:span></text:p>
      <text:p text:style-name="P5">The second <text:span text:style-name="T5">model, random forest, was chosen to try to capture the nature of the dataset and turn it into an advantage. One may guess that the limited options of most questions would help the random forest to find relationships between categories of developers, but the results came out very dissapointing. The model became very conservative, never predicting extreme low or high values, striving to hit the center. </text:span><text:span text:style-name="T6">Parameter and hyper-parameter manipulation did not yield noticeable improvemen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otoSerif NF" svg:font-family="'NotoSerif N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sk" fo:country="SK"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sk" fo:country="SK"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1T09:37:55.024085472</meta:creation-date>
    <dc:date>2026-05-01T10:14:30.474133873</dc:date>
    <meta:editing-duration>PT36M31S</meta:editing-duration>
    <meta:editing-cycles>9</meta:editing-cycles>
    <meta:generator>LibreOffice/26.2.2.2$Linux_X86_64 LibreOffice_project/620$Build-2</meta:generator>
    <meta:document-statistic meta:table-count="0" meta:image-count="0" meta:object-count="0" meta:page-count="1" meta:paragraph-count="5" meta:word-count="271" meta:character-count="1752" meta:non-whitespace-character-count="1486"/>
  </office:meta>
</office:document-meta>
</file>